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feJUnitRule.expectSuccess( Runnable successAss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JUnitRule.SafeJUnitRule( MethodRule tested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JUnitRule.expectFailure( final Class &lt; ? extends Throwable &gt;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ectedThrowableNotReported.ExpectedThrowableNotReported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JUnitRule.expectFailure( final Class &lt; ? extends Throwable &gt; expected , final String expect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feJUnitRule.expectFailure( FailureAssert failureAsse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JUnitRule.doAssert(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JUnitRule.apply( final Statement base , final FrameworkMethod method , final Object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afeJUnitRule.evalu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afeJUnitRule.assertThrowable( Throwable throwable , Class &lt; ? extends Throwable &gt;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feJUnitRule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